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f6523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208648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aea46" officeooo:paragraph-rsid="001aea46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aea46" officeooo:paragraph-rsid="00137421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.5pt" officeooo:rsid="001aea46" officeooo:paragraph-rsid="001aea46" style:font-size-asian="9.14999961853027pt" style:font-size-complex="10.5pt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ea46" officeooo:paragraph-rsid="001aea4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aea46"/>
    </style:style>
    <style:style style:name="P16" style:family="paragraph" style:parent-style-name="Text_20_body">
      <style:paragraph-properties fo:text-align="start" style:justify-single-word="false"/>
      <style:text-properties officeooo:paragraph-rsid="001aea46"/>
    </style:style>
    <style:style style:name="P17" style:family="paragraph" style:parent-style-name="Text_20_body">
      <style:paragraph-properties fo:text-align="start" style:justify-single-word="false"/>
      <style:text-properties officeooo:paragraph-rsid="001b4241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2a7d8" officeooo:paragraph-rsid="0022a7d8" style:font-size-asian="9.14999961853027pt" style:font-weight-asian="normal" style:font-size-complex="10.5pt" style:font-weight-complex="normal"/>
    </style:style>
    <style:style style:name="T1" style:family="text">
      <style:text-properties officeooo:rsid="0017bac3"/>
    </style:style>
    <style:style style:name="T2" style:family="text">
      <style:text-properties fo:font-size="10.5pt" officeooo:rsid="001aea46" style:font-size-asian="9.14999961853027pt" style:font-size-complex="10.5pt"/>
    </style:style>
    <style:style style:name="T3" style:family="text">
      <style:text-properties fo:font-size="10.5pt" style:text-underline-style="none" fo:font-weight="normal" officeooo:rsid="001aea46" style:font-size-asian="9.14999961853027pt" style:font-weight-asian="normal" style:font-size-complex="10.5pt" style:font-weight-complex="normal"/>
    </style:style>
    <style:style style:name="T4" style:family="text">
      <style:text-properties fo:font-size="10.5pt" style:text-underline-style="none" fo:font-weight="normal" officeooo:rsid="0015acff" style:font-size-asian="9.14999961853027pt" style:font-weight-asian="normal" style:font-size-complex="10.5pt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aea46" style:font-size-asian="10.5pt" style:font-size-complex="10.5pt"/>
    </style:style>
    <style:style style:name="T7" style:family="text">
      <style:text-properties fo:font-size="10.5pt" officeooo:rsid="001b4241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okumentacija Development</text:p>
      <text:p text:style-name="P13"/>
      <text:p text:style-name="P19">Iz nekog razluka nakon kreiranja jwt interceptora salje se dupli request (pogledati da li je to normalno)</text:p>
      <text:p text:style-name="P11"/>
      <text:p text:style-name="P11"/>
      <text:p text:style-name="P14">Database:</text:p>
      <text:p text:style-name="P10"/>
      <text:p text:style-name="P10">Konekcija sa bazom je na serveru noshnexus.com</text:p>
      <text:p text:style-name="P15"><text:span text:style-name="T3">Prvo sam na serveru unutar </text:span><text:span text:style-name="Source_20_Text"><text:span text:style-name="T5">/etc/postgresql/</text:span></text:span><text:span text:style-name="Source_20_Text"><text:span text:style-name="T6">{{version}}</text:span></text:span><text:span text:style-name="Source_20_Text"><text:span text:style-name="T5">/main/</text:span></text:span><text:span text:style-name="Source_20_Text"><text:span text:style-name="T6">postgresql</text:span></text:span><text:span text:style-name="Source_20_Text"><text:span text:style-name="T5">.con</text:span></text:span><text:span text:style-name="Source_20_Text"><text:span text:style-name="T6">f</text:span></text:span><text:span text:style-name="T5"> </text:span></text:p>
      <text:p text:style-name="P12">Odkomentarisao liniju </text:p>
      <text:p text:style-name="P12">#listen_addresses = ‘localhost’ I umjesto ‘localhost’ stavio *</text:p>
      <text:p text:style-name="P15"><text:span text:style-name="T2">Nakon toga u fajlu </text:span><text:span text:style-name="Source_20_Text"><text:span text:style-name="T5">/etc/postgresql/12/main/pg_hba.con</text:span></text:span><text:span text:style-name="Source_20_Text"><text:span text:style-name="T6">f</text:span></text:span></text:p>
      <text:p text:style-name="P15"><text:span text:style-name="Source_20_Text"><text:span text:style-name="T6">sam ovu liniju:</text:span></text:span></text:p>
      <text:p text:style-name="P15"><text:span text:style-name="Source_20_Text"><text:span text:style-name="T6"/></text:span></text:p>
      <text:p text:style-name="P16"><text:span text:style-name="Source_20_Text"><text:span text:style-name="T6"># IPv4 local connections: <text:line-break/>host<text:tab/> all<text:tab/><text:tab/> all<text:tab/><text:tab/> 127.0.0.1/32<text:tab/><text:tab/> md5</text:span></text:span></text:p>
      <text:p text:style-name="P16"><text:span text:style-name="Source_20_Text"><text:span text:style-name="T6">zamijenio sa:</text:span></text:span></text:p>
      <text:p text:style-name="P16"><text:span text:style-name="Source_20_Text"><text:span text:style-name="T6">host<text:tab/> all<text:tab/><text:tab/> all<text:tab/><text:tab/> 0.0.0.0/0<text:tab/><text:tab/> md5</text:span></text:span></text:p>
      <text:p text:style-name="P17"><text:span text:style-name="Source_20_Text"><text:span text:style-name="T7">I na kraju restartovao postgresql</text:span></text:span></text:p>
      <text:p text:style-name="P13"/>
      <text:p text:style-name="P9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/:id</text:p>
      <text:p text:style-name="P5"><text:tab/><text:tab/><text:tab/>api/owner/Restaurant/get-restaurant-edit/:id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/:id</text:p>
      <text:p text:style-name="P5"><text:tab/><text:tab/><text:tab/>api/owner/Menu/get-menu-edit/:id</text:p>
      <text:p text:style-name="P5"><text:tab/><text:tab/><text:tab/>api/owner/Menu/get-menu-item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6"><text:tab/><text:tab/><text:tab/>api/owner/Employee/get-employee/:id</text:p>
      <text:p text:style-name="P5"><text:tab/><text:tab/><text:tab/>api/owner/Employee/get-employee-details/:id</text:p>
      <text:p text:style-name="P5"><text:tab/><text:tab/>Order</text:p>
      <text:p text:style-name="P5"><text:soft-page-break/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7"><text:tab/><text:tab/><text:tab/>api/owner/Chat/get-chats<text:span text:style-name="T4"/></text:p>
      <text:p text:style-name="P7"><text:tab/><text:tab/><text:tab/>api/owner/Chat/get-chat/:id</text:p>
      <text:p text:style-name="P5"><text:tab/><text:tab/><text:tab/>api/owner/Chat/get-chats-for-menu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3-11-06T15:18:37.550000000</dc:date>
    <meta:editing-duration>PT11H19M10S</meta:editing-duration>
    <meta:editing-cycles>15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1" meta:word-count="124" meta:character-count="1725" meta:non-whitespace-character-count="1545"/>
  </office:meta>
</office:document-meta>
</file>